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25822914EF09134453D.png" manifest:media-type="image/png"/>
  <manifest:file-entry manifest:full-path="Pictures/10000201000004B0000002584E9AA7FF6279743F.png" manifest:media-type="image/png"/>
  <manifest:file-entry manifest:full-path="Pictures/10000201000004B00000025827CBD265FEE36CC9.png" manifest:media-type="image/png"/>
  <manifest:file-entry manifest:full-path="Pictures/10000000000007800000043807F4C5F225FA3363.png" manifest:media-type="image/png"/>
  <manifest:file-entry manifest:full-path="Pictures/100002010000064000000320C5E22795D9CECDBE.png" manifest:media-type="image/png"/>
  <manifest:file-entry manifest:full-path="Pictures/10000201000003E800000258AC7648280338B76F.png" manifest:media-type="image/png"/>
  <manifest:file-entry manifest:full-path="Pictures/10000000000007800000043834CEE3D2D9ACFB49.png" manifest:media-type="image/png"/>
  <manifest:file-entry manifest:full-path="Pictures/100002010000025300000388DA91448076EC1DD7.png" manifest:media-type="image/png"/>
  <manifest:file-entry manifest:full-path="Pictures/1000000000000780000004385E0935ABC58A825F.png" manifest:media-type="image/png"/>
  <manifest:file-entry manifest:full-path="Pictures/100000000000078000000438710E31AAB4509093.png" manifest:media-type="image/png"/>
  <manifest:file-entry manifest:full-path="Pictures/1000020100000213000001092FC957D7B5D2FE38.png" manifest:media-type="image/png"/>
  <manifest:file-entry manifest:full-path="Pictures/10000201000002D40000003A8648F8099844B9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ff48" officeooo:paragraph-rsid="001cff48"/>
    </style:style>
    <style:style style:name="P2" style:family="paragraph" style:parent-style-name="Text_20_body">
      <style:text-properties fo:font-style="normal" officeooo:rsid="001e3897" officeooo:paragraph-rsid="001e934a" style:font-style-asian="normal" style:font-style-complex="normal"/>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text-properties fo:font-style="normal" officeooo:rsid="00347ff1" officeooo:paragraph-rsid="00347ff1" style:font-style-asian="normal" style:font-style-complex="normal"/>
    </style:style>
    <style:style style:name="P5" style:family="paragraph" style:parent-style-name="Text_20_body">
      <style:text-properties fo:font-style="normal" officeooo:rsid="00318ec5" officeooo:paragraph-rsid="00318ec5" style:font-style-asian="normal" style:font-style-complex="normal"/>
    </style:style>
    <style:style style:name="P6" style:family="paragraph" style:parent-style-name="Text_20_body">
      <style:text-properties officeooo:rsid="00212dc4" officeooo:paragraph-rsid="00212dc4"/>
    </style:style>
    <style:style style:name="P7" style:family="paragraph" style:parent-style-name="Text_20_body">
      <style:text-properties fo:font-style="italic" officeooo:rsid="00237d9e" officeooo:paragraph-rsid="00237d9e" style:font-style-asian="italic" style:font-style-complex="italic"/>
    </style:style>
    <style:style style:name="P8" style:family="paragraph" style:parent-style-name="Text_20_body">
      <style:text-properties fo:font-style="italic" officeooo:rsid="00328640" officeooo:paragraph-rsid="0032f19d" style:font-style-asian="italic" style:font-style-complex="italic"/>
    </style:style>
    <style:style style:name="P9" style:family="paragraph" style:parent-style-name="Text_20_body">
      <style:text-properties fo:font-style="italic" officeooo:rsid="00328640" officeooo:paragraph-rsid="00347ff1" style:font-style-asian="italic" style:font-style-complex="italic"/>
    </style:style>
    <style:style style:name="P10" style:family="paragraph" style:parent-style-name="Text_20_body">
      <style:text-properties fo:font-weight="normal" officeooo:rsid="00212dc4" officeooo:paragraph-rsid="00212dc4" style:font-weight-asian="normal" style:font-weight-complex="normal"/>
    </style:style>
    <style:style style:name="P11" style:family="paragraph" style:parent-style-name="Text_20_body">
      <style:text-properties fo:font-weight="normal" officeooo:rsid="0028c638" officeooo:paragraph-rsid="0028c638" style:font-weight-asian="normal" style:font-weight-complex="normal"/>
    </style:style>
    <style:style style:name="P12" style:family="paragraph" style:parent-style-name="Text_20_body">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text-properties officeooo:rsid="00237d9e" officeooo:paragraph-rsid="00237d9e"/>
    </style:style>
    <style:style style:name="P15" style:family="paragraph" style:parent-style-name="Text_20_body">
      <style:text-properties officeooo:rsid="00255585" officeooo:paragraph-rsid="00255585"/>
    </style:style>
    <style:style style:name="P16" style:family="paragraph" style:parent-style-name="Text_20_body">
      <style:text-properties officeooo:rsid="00256592" officeooo:paragraph-rsid="00282f80"/>
    </style:style>
    <style:style style:name="P17" style:family="paragraph" style:parent-style-name="Text_20_body">
      <style:text-properties officeooo:paragraph-rsid="00256592"/>
    </style:style>
    <style:style style:name="P18" style:family="paragraph" style:parent-style-name="Text_20_body">
      <style:text-properties officeooo:paragraph-rsid="002a6701"/>
    </style:style>
    <style:style style:name="P19" style:family="paragraph" style:parent-style-name="Text_20_body">
      <style:text-properties officeooo:rsid="00283b1c" officeooo:paragraph-rsid="00283b1c"/>
    </style:style>
    <style:style style:name="P20" style:family="paragraph" style:parent-style-name="Text_20_body">
      <style:text-properties officeooo:rsid="0028c638" officeooo:paragraph-rsid="0028c638"/>
    </style:style>
    <style:style style:name="P21" style:family="paragraph" style:parent-style-name="Text_20_body">
      <style:text-properties officeooo:rsid="002a6701" officeooo:paragraph-rsid="002a6701"/>
    </style:style>
    <style:style style:name="P22" style:family="paragraph" style:parent-style-name="Text_20_body">
      <style:text-properties officeooo:rsid="002b371a" officeooo:paragraph-rsid="002b371a"/>
    </style:style>
    <style:style style:name="P23" style:family="paragraph" style:parent-style-name="Text_20_body">
      <style:text-properties officeooo:rsid="002ce207" officeooo:paragraph-rsid="002ce207"/>
    </style:style>
    <style:style style:name="P24" style:family="paragraph" style:parent-style-name="Text_20_body">
      <style:text-properties style:text-underline-style="none"/>
    </style:style>
    <style:style style:name="P25" style:family="paragraph" style:parent-style-name="Text_20_body">
      <style:text-properties style:text-underline-style="none" officeooo:rsid="00282f80" officeooo:paragraph-rsid="002a6701"/>
    </style:style>
    <style:style style:name="P26" style:family="paragraph" style:parent-style-name="Text_20_body">
      <style:text-properties style:text-underline-style="none" fo:font-weight="normal" officeooo:rsid="00383f1c" officeooo:paragraph-rsid="00383f1c" style:font-weight-asian="normal" style:font-weight-complex="normal"/>
    </style:style>
    <style:style style:name="P27" style:family="paragraph" style:parent-style-name="Text_20_body">
      <style:text-properties officeooo:rsid="00311c8c" officeooo:paragraph-rsid="00311c8c"/>
    </style:style>
    <style:style style:name="P28" style:family="paragraph" style:parent-style-name="Text_20_body">
      <style:text-properties officeooo:rsid="00328640" officeooo:paragraph-rsid="00328640"/>
    </style:style>
    <style:style style:name="P29" style:family="paragraph" style:parent-style-name="Text_20_body">
      <style:text-properties officeooo:rsid="00328640" officeooo:paragraph-rsid="0032f19d"/>
    </style:style>
    <style:style style:name="P30" style:family="paragraph" style:parent-style-name="Text_20_body">
      <style:text-properties officeooo:rsid="00328640" officeooo:paragraph-rsid="00347ff1"/>
    </style:style>
    <style:style style:name="P31" style:family="paragraph" style:parent-style-name="Text_20_body">
      <style:text-properties officeooo:rsid="00365a8c" officeooo:paragraph-rsid="00365a8c"/>
    </style:style>
    <style:style style:name="P32" style:family="paragraph" style:parent-style-name="Text_20_body">
      <style:text-properties officeooo:rsid="0036c35a" officeooo:paragraph-rsid="0036c35a"/>
    </style:style>
    <style:style style:name="P33" style:family="paragraph" style:parent-style-name="Text_20_body">
      <style:text-properties officeooo:rsid="00383f1c" officeooo:paragraph-rsid="00383f1c"/>
    </style:style>
    <style:style style:name="P34" style:family="paragraph" style:parent-style-name="Text_20_body">
      <style:text-properties officeooo:rsid="0039af78" officeooo:paragraph-rsid="0039af78"/>
    </style:style>
    <style:style style:name="P35" style:family="paragraph" style:parent-style-name="Text_20_body">
      <style:text-properties officeooo:rsid="003a0fc8" officeooo:paragraph-rsid="003a0fc8"/>
    </style:style>
    <style:style style:name="P36" style:family="paragraph" style:parent-style-name="Text_20_body">
      <style:text-properties officeooo:rsid="003b4d03" officeooo:paragraph-rsid="003f1bcb"/>
    </style:style>
    <style:style style:name="P37" style:family="paragraph" style:parent-style-name="Text_20_body">
      <style:text-properties officeooo:rsid="003b4d03" officeooo:paragraph-rsid="003b4d03"/>
    </style:style>
    <style:style style:name="P38" style:family="paragraph" style:parent-style-name="Text_20_body">
      <style:text-properties officeooo:rsid="003f1bcb" officeooo:paragraph-rsid="003f1bcb"/>
    </style:style>
    <style:style style:name="P39" style:family="paragraph" style:parent-style-name="Text_20_body">
      <style:text-properties officeooo:rsid="003f1bcb" officeooo:paragraph-rsid="004388a3"/>
    </style:style>
    <style:style style:name="P40" style:family="paragraph" style:parent-style-name="Text_20_body">
      <style:text-properties fo:font-weight="bold" officeooo:rsid="004388a3" officeooo:paragraph-rsid="004388a3" style:font-weight-asian="bold" style:font-weight-complex="bold"/>
    </style:style>
    <style:style style:name="P41" style:family="paragraph" style:parent-style-name="Standard" style:list-style-name="L1">
      <style:text-properties officeooo:paragraph-rsid="001cff48"/>
    </style:style>
    <style:style style:name="P42" style:family="paragraph" style:parent-style-name="Standard" style:list-style-name="L1">
      <style:text-properties officeooo:rsid="001cff48" officeooo:paragraph-rsid="001cff48"/>
    </style:style>
    <style:style style:name="P43" style:family="paragraph" style:parent-style-name="Text_20_body" style:list-style-name="L2">
      <style:text-properties fo:font-style="italic" officeooo:rsid="001e934a" officeooo:paragraph-rsid="001e934a" style:font-style-asian="italic" style:font-style-complex="italic"/>
    </style:style>
    <style:style style:name="P44" style:family="paragraph" style:parent-style-name="Text_20_body" style:list-style-name="L17">
      <style:text-properties fo:font-style="italic" officeooo:rsid="00318ec5" officeooo:paragraph-rsid="00318ec5" style:font-style-asian="italic" style:font-style-complex="italic"/>
    </style:style>
    <style:style style:name="P45" style:family="paragraph" style:parent-style-name="Text_20_body" style:list-style-name="L18">
      <style:text-properties fo:font-style="italic" officeooo:rsid="00328640" officeooo:paragraph-rsid="00347ff1" style:font-style-asian="italic" style:font-style-complex="italic"/>
    </style:style>
    <style:style style:name="P46" style:family="paragraph" style:parent-style-name="Text_20_body" style:list-style-name="L3">
      <style:text-properties officeooo:rsid="00212dc4" officeooo:paragraph-rsid="00212dc4"/>
    </style:style>
    <style:style style:name="P47" style:family="paragraph" style:parent-style-name="Text_20_body" style:list-style-name="L3">
      <style:text-properties fo:font-weight="bold" officeooo:rsid="00212dc4" officeooo:paragraph-rsid="00212dc4" style:font-weight-asian="bold" style:font-weight-complex="bold"/>
    </style:style>
    <style:style style:name="P48" style:family="paragraph" style:parent-style-name="Text_20_body" style:list-style-name="L7">
      <style:text-properties fo:font-weight="bold" officeooo:rsid="0028c638" officeooo:paragraph-rsid="0028c638" style:font-weight-asian="bold" style:font-weight-complex="bold"/>
    </style:style>
    <style:style style:name="P49" style:family="paragraph" style:parent-style-name="Text_20_body" style:list-style-name="L14">
      <style:text-properties fo:font-weight="bold" officeooo:rsid="002b371a" officeooo:paragraph-rsid="002b371a" style:font-weight-asian="bold" style:font-weight-complex="bold"/>
    </style:style>
    <style:style style:name="P50" style:family="paragraph" style:parent-style-name="Text_20_body" style:list-style-name="L23">
      <style:text-properties fo:font-weight="bold" officeooo:rsid="003f1bcb" officeooo:paragraph-rsid="003f1bcb" style:font-weight-asian="bold" style:font-weight-complex="bold"/>
    </style:style>
    <style:style style:name="P51" style:family="paragraph" style:parent-style-name="Text_20_body" style:list-style-name="L24">
      <style:text-properties fo:font-weight="bold" officeooo:rsid="003f1bcb" officeooo:paragraph-rsid="004388a3" style:font-weight-asian="bold" style:font-weight-complex="bold"/>
    </style:style>
    <style:style style:name="P52" style:family="paragraph" style:parent-style-name="Text_20_body" style:list-style-name="L4">
      <style:text-properties officeooo:rsid="00255585" officeooo:paragraph-rsid="00255585"/>
    </style:style>
    <style:style style:name="P53" style:family="paragraph" style:parent-style-name="Text_20_body" style:list-style-name="L5">
      <style:text-properties officeooo:paragraph-rsid="00256592"/>
    </style:style>
    <style:style style:name="P54" style:family="paragraph" style:parent-style-name="Text_20_body" style:list-style-name="L6">
      <style:text-properties officeooo:rsid="0028c638" officeooo:paragraph-rsid="0028c638"/>
    </style:style>
    <style:style style:name="P55" style:family="paragraph" style:parent-style-name="Text_20_body" style:list-style-name="L7">
      <style:text-properties officeooo:rsid="0028c638" officeooo:paragraph-rsid="0028c638"/>
    </style:style>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text-properties officeooo:rsid="002ce207" officeooo:paragraph-rsid="002ce207"/>
    </style:style>
    <style:style style:name="P59" style:family="paragraph" style:parent-style-name="Text_20_body" style:list-style-name="L11"/>
    <style:style style:name="P60" style:family="paragraph" style:parent-style-name="Text_20_body" style:list-style-name="L12">
      <style:text-properties officeooo:paragraph-rsid="002a6701"/>
    </style:style>
    <style:style style:name="P61" style:family="paragraph" style:parent-style-name="Text_20_body" style:list-style-name="L13">
      <style:text-properties officeooo:paragraph-rsid="002a6701"/>
    </style:style>
    <style:style style:name="P62" style:family="paragraph" style:parent-style-name="Text_20_body" style:list-style-name="L13">
      <style:text-properties officeooo:rsid="002a6701" officeooo:paragraph-rsid="002a6701"/>
    </style:style>
    <style:style style:name="P63" style:family="paragraph" style:parent-style-name="Text_20_body" style:list-style-name="L15">
      <style:text-properties officeooo:paragraph-rsid="002b371a"/>
    </style:style>
    <style:style style:name="P64" style:family="paragraph" style:parent-style-name="Text_20_body" style:list-style-name="L16">
      <style:text-properties officeooo:rsid="00311c8c" officeooo:paragraph-rsid="00311c8c"/>
    </style:style>
    <style:style style:name="P65" style:family="paragraph" style:parent-style-name="Text_20_body" style:list-style-name="L19">
      <style:text-properties officeooo:rsid="00365a8c" officeooo:paragraph-rsid="00365a8c"/>
    </style:style>
    <style:style style:name="P66" style:family="paragraph" style:parent-style-name="Text_20_body" style:list-style-name="L20">
      <style:text-properties officeooo:rsid="00383f1c" officeooo:paragraph-rsid="00383f1c"/>
    </style:style>
    <style:style style:name="P67" style:family="paragraph" style:parent-style-name="Text_20_body" style:list-style-name="L21">
      <style:text-properties officeooo:rsid="00383f1c" officeooo:paragraph-rsid="00383f1c"/>
    </style:style>
    <style:style style:name="P68" style:family="paragraph" style:parent-style-name="Text_20_body" style:list-style-name="L22">
      <style:text-properties officeooo:rsid="00383f1c" officeooo:paragraph-rsid="00383f1c"/>
    </style:style>
    <style:style style:name="P69" style:family="paragraph" style:parent-style-name="Text_20_body" style:list-style-name="L23">
      <style:text-properties officeooo:rsid="003f1bcb" officeooo:paragraph-rsid="003f1bcb"/>
    </style:style>
    <style:style style:name="P70" style:family="paragraph" style:parent-style-name="Text_20_body" style:list-style-name="L23">
      <style:text-properties officeooo:rsid="003f1bcb" officeooo:paragraph-rsid="004388a3"/>
    </style:style>
    <style:style style:name="P71" style:family="paragraph" style:parent-style-name="Text_20_body" style:list-style-name="L23">
      <style:text-properties officeooo:rsid="004388a3" officeooo:paragraph-rsid="004388a3"/>
    </style:style>
    <style:style style:name="P72" style:family="paragraph" style:parent-style-name="Text_20_body">
      <style:text-properties officeooo:rsid="0044cfc4" officeooo:paragraph-rsid="0044cfc4"/>
    </style:style>
    <style:style style:name="P73" style:family="paragraph" style:parent-style-name="Heading_20_2">
      <style:text-properties officeooo:rsid="003b4d03" officeooo:paragraph-rsid="003b4d03"/>
    </style:style>
    <style:style style:name="P74" style:family="paragraph" style:parent-style-name="Heading_20_2">
      <style:text-properties officeooo:rsid="0044cfc4" officeooo:paragraph-rsid="0044cfc4"/>
    </style:style>
    <style:style style:name="P75" style:family="paragraph" style:parent-style-name="Heading_20_1">
      <style:text-properties officeooo:rsid="00328640" officeooo:paragraph-rsid="00328640"/>
    </style:style>
    <style:style style:name="P76" style:family="paragraph" style:parent-style-name="Heading_20_1">
      <style:text-properties officeooo:rsid="00365a8c" officeooo:paragraph-rsid="00365a8c"/>
    </style:style>
    <style:style style:name="P77" style:family="paragraph" style:parent-style-name="Heading_20_1">
      <style:text-properties officeooo:rsid="00383f1c" officeooo:paragraph-rsid="00383f1c"/>
    </style:style>
    <style:style style:name="P78" style:family="paragraph" style:parent-style-name="Heading_20_3">
      <style:text-properties officeooo:rsid="0039af78" officeooo:paragraph-rsid="0039af78"/>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officeooo:rsid="001e934a"/>
    </style:style>
    <style:style style:name="T8" style:family="text">
      <style:text-properties officeooo:rsid="001f8e8b"/>
    </style:style>
    <style:style style:name="T9" style:family="text">
      <style:text-properties fo:font-weight="bold" style:font-weight-asian="bold" style:font-weight-complex="bold"/>
    </style:style>
    <style:style style:name="T10" style:family="text">
      <style:text-properties fo:font-weight="bold" officeooo:rsid="0042a17a"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420a32" style:font-weight-asian="normal" style:font-weight-complex="normal"/>
    </style:style>
    <style:style style:name="T13" style:family="text">
      <style:text-properties fo:font-weight="normal" officeooo:rsid="0042a17a" style:font-weight-asian="normal" style:font-weight-complex="normal"/>
    </style:style>
    <style:style style:name="T14" style:family="text">
      <style:text-properties fo:font-weight="normal" officeooo:rsid="004388a3" style:font-weight-asian="normal" style:font-weight-complex="normal"/>
    </style:style>
    <style:style style:name="T15" style:family="text">
      <style:text-properties style:text-underline-style="none"/>
    </style:style>
    <style:style style:name="T16" style:family="text">
      <style:text-properties style:text-underline-style="none" officeooo:rsid="00282f80"/>
    </style:style>
    <style:style style:name="T17" style:family="text">
      <style:text-properties style:text-underline-style="none" fo:font-weight="bold" style:font-weight-asian="bold" style:font-weight-complex="bold"/>
    </style:style>
    <style:style style:name="T18" style:family="text">
      <style:text-properties officeooo:rsid="0029da7e"/>
    </style:style>
    <style:style style:name="T19" style:family="text">
      <style:text-properties officeooo:rsid="002ce207"/>
    </style:style>
    <style:style style:name="T20" style:family="text">
      <style:text-properties officeooo:rsid="0032f19d"/>
    </style:style>
    <style:style style:name="T21" style:family="text">
      <style:text-properties officeooo:rsid="00347ff1"/>
    </style:style>
    <style:style style:name="T22" style:family="text">
      <style:text-properties officeooo:rsid="003b0ffc"/>
    </style:style>
    <style:style style:name="T23" style:family="text">
      <style:text-properties officeooo:rsid="00411929"/>
    </style:style>
    <style:style style:name="T24" style:family="text">
      <style:text-properties officeooo:rsid="00420a32"/>
    </style:style>
    <style:style style:name="T25" style:family="text">
      <style:text-properties officeooo:rsid="0042a17a"/>
    </style:style>
    <style:style style:name="T26" style:family="text">
      <style:text-properties officeooo:rsid="004388a3"/>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Heading_20_1" text:outline-level="1">Prueba de script para obtener datos de la api de EPEC</text:h>
      <text:p text:style-name="P1">Lo primero que hice fue probar el script que se me había enviado por mail para ir viendo qué información podía obtener de la API de EPEC.</text:p>
      <text:p text:style-name="P1">El script me permitía obtener datos de la demanda eléctrica registrada por distintas estaciones transformadoras de la provincia de Córdoba en fechas específicas que se podían especificar al momento de hacer la solicitud a la API</text:p>
      <text:p text:style-name="P1">A través de ese script pude obtener la siguiente información:</text:p>
      <text:list xml:id="list2159224942" text:style-name="L1">
        <text:list-item>
          <text:p text:style-name="P41"><text:span text:style-name="T1">los códigos que tienen en EPEC para identificar a las distintas estaciones transformadoras (por ejemplo, </text:span><text:span text:style-name="T3">DEM_AGRACI13</text:span><text:span text:style-name="T1">)</text:span></text:p>
        </text:list-item>
        <text:list-item>
          <text:p text:style-name="P42">los nombres de las estaciones transformadoras (por ejemplo, Mendiolaza 132)</text:p>
        </text:list-item>
        <text:list-item>
          <text:p text:style-name="P42">la demanda eléctrica en MW registrada para dichas estaciones transformadoras en las fechas solicitadas.</text:p>
        </text:list-item>
      </text:list>
      <text:h text:style-name="Heading_20_1" text:outline-level="1">Estudio del código del repositorio <text:span text:style-name="T2">estimador-demanda-electrica</text:span></text:h>
      <text:p text:style-name="P2">En esta etapa me dediqué a leer todo el código que estaba en el repositorio <text:span text:style-name="T2">estimador-demanda-electrica. </text:span><text:span text:style-name="T7">Primero realicé una lectura general del código y después empecé a indagar en más profundidad en una segunda lectura para poder entender cómo funcionaba cada parte del mismo.</text:span><text:span text:style-name="T2"> </text:span></text:p>
      <text:h text:style-name="Heading_20_2" text:outline-level="2">Descripción general del repositorio</text:h>
      <text:p text:style-name="P2">En el <text:span text:style-name="T8">respositorio </text:span>se encontraban los siguientes archivos de código python:</text:p>
      <text:list xml:id="list2943679078" text:style-name="L2">
        <text:list-item>
          <text:p text:style-name="P43">estimar_demanda.py<text:span text:style-name="T6">: en este archivo se encuentra el script principal. Desde aquí se especifican la estación que se quiere consultar, la fecha y el modo (horario o diario) y se llama a los otros scripts que se encuentran en el archivo </text:span>api_resources.py<text:span text:style-name="T6">. Este script nos permite obtener los datos predichos de demanda para las 24 horas próximas al día solicitado.</text:span></text:p>
        </text:list-item>
        <text:list-item>
          <text:p text:style-name="P43">api_resources.py<text:span text:style-name="T6">: en este código se encuentran varias funciones que se llaman desde </text:span>estimar_demanda.py<text:span text:style-name="T6">, las cuales se utilizan para obtener diferentes datos de la API del OHMC y de la API de EPEC. Por ejemplo, los datos de temperatura, humedad, viento, códigos de identificación de estaciones, demanda eléctrica registrada, datos de actividad económica, etc.</text:span></text:p>
        </text:list-item>
        <text:list-item>
          <text:p text:style-name="P43">redes.py:<text:span text:style-name="T6"> este es el código que se utilizó para entrenar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6">Prueba del código del repositorio </text:span>estimador-demanda-electrica</text:h>
      <text:p text:style-name="P6">En esta etapa estuve tratando de hacer funcionar el código que ya había estudiado previamente.</text:p>
      <text:h text:style-name="Heading_20_2" text:outline-level="2"><text:soft-page-break/>Dificultades</text:h>
      <text:p text:style-name="P6">En ese proceso me encontré con dificultades diversas:</text:p>
      <text:list xml:id="list530763207" text:style-name="L3">
        <text:list-item>
          <text:p text:style-name="P46"><text:span text:style-name="T9">Problemas para obtener datos desde las APIs:</text:span> problemas de autenticación y problemas con el formato que estaba usando para pedir los datos.</text:p>
        </text:list-item>
        <text:list-item>
          <text:p text:style-name="P47">Problemas de librerías que tuve que instalar:<text:span text:style-name="T11"> algunas no las tenía instaladas en mi máquina y otras sí las tenía instaladas pero no eran compatibles las versiones de las mismas que yo tenía instaladas con las que se usaron a la hora de entrenar las redes neuronales utilizadas. </text:span></text:p>
        </text:list-item>
        <text:list-item>
          <text:p text:style-name="P47">Problemas con los modelos ya entrenados: <text:span text:style-name="T11">hay modelos que no están terminados de algunas partes de Córdoba entonces si quería consultar la demanda predicha para esos lugares, el código no encontraba los modelos (porque todavía no existen).</text:span></text:p>
        </text:list-item>
      </text:list>
      <text:p text:style-name="P10">Una vez superadas esas dificultades, el código me proporcionó las demandas predichas para las 24 horas siguientes a la fecha que le ingresé.</text:p>
      <text:h text:style-name="Heading_20_1" text:outline-level="1">Gráficos de los datos obtenidos</text:h>
      <text:p text:style-name="P6">Para poder observar más claramente los datos devueltos por el programa, hice gráficos en los que se pueden observar la demanda predicha para un día en el pasado, la demanda real registrada para ese día en el pasado y la temperatura registrada para ese mismo día. A continuación, se muestra un ejemplo de dichos gráficos:</text:p>
      <text:p text:style-name="P14"><draw:frame draw:style-name="fr1" draw:name="Imagen1" text:anchor-type="char" svg:width="17cm" svg:height="10.199cm" draw:z-index="0"><draw:image xlink:href="Pictures/10000201000003E800000258AC7648280338B76F.png" xlink:type="simple" xlink:show="embed" xlink:actuate="onLoad" loext:mime-type="image/png"/></draw:frame>Después de la obtención de estos gráficos en una franja temporal de un día, me puse a trabajar en la obtención de gráficos en una franja temporal de una semana de diferentes lugares de Córdoba.</text:p>
      <text:p text:style-name="P14">A continuación, un ejemplo de los gráficos semanales:</text:p>
      <text:p text:style-name="P14"/>
      <text:p text:style-name="P14"><draw:frame draw:style-name="fr2" draw:name="Imagen2" text:anchor-type="paragraph" svg:width="18.792cm" svg:height="9.396cm" draw:z-index="1"><draw:image xlink:href="Pictures/100002010000064000000320C5E22795D9CECDBE.png" xlink:type="simple" xlink:show="embed" xlink:actuate="onLoad" loext:mime-type="image/png"/></draw:frame><text:soft-page-break/></text:p>
      <text:h text:style-name="Heading_20_1" text:outline-level="1">Diccionario de existencia de modelos</text:h>
      <text:p text:style-name="P14">Para ir haciendo los gráficos de diferentes lugares de Córdoba, necesitaba saber cuáles de esos lugares de Córdoba tenían modelos y cuáles no, para no tener que andar probando uno por uno cada <text:span text:style-name="T2">uid</text:span> de las distintas estaciones transformadoras. Con tal objetivo, escribí un pequeño script que me arma un diccionario con la información de cuáles estaciones transformadoras tienen modelos existentes. A continuación, parte de ese diccionario a modo de ejemplo:</text:p>
      <text:p text:style-name="P7">UID de Estación: 900000000000000000110</text:p>
      <text:p text:style-name="P7">Nombre de Estación: Morteros 1</text:p>
      <text:p text:style-name="P7">Existencia de Modelo: False</text:p>
      <text:p text:style-name="P7"/>
      <text:p text:style-name="P7">UID de Estación: 900000000000000000021</text:p>
      <text:p text:style-name="P7">Nombre de Estación: Río Cuarto</text:p>
      <text:p text:style-name="P7">Existencia de Modelo: False</text:p>
      <text:p text:style-name="P7"/>
      <text:p text:style-name="P7">UID de Estación: 900000000000000000027</text:p>
      <text:p text:style-name="P7">Nombre de Estación: Afisa</text:p>
      <text:p text:style-name="P7">Existencia de Modelo: True</text:p>
      <text:h text:style-name="Heading_20_1" text:outline-level="1"><text:soft-page-break/>Obtención de información de los modelos</text:h>
      <text:p text:style-name="P15">Desarrollé un script con el objetivo de obtener información de los archivos pickle en los que se guardaron los modelos de redes neuronales. A modo de ejemplo, se muestran las salidas obtenidas correspondientes a los modelos para Carlos Paz</text:p>
      <text:h text:style-name="Heading_20_2" text:outline-level="2">Pprint</text:h>
      <text:p text:style-name="P15">Con el método <text:span text:style-name="T2">pprint</text:span><text:span text:style-name="T6"> obtuve lo siguiente:</text:span></text:p>
      <text:p text:style-name="P3"><draw:frame draw:style-name="fr3" draw:name="Imagen3" text:anchor-type="paragraph" svg:x="-0.028cm" svg:y="0.123cm" svg:width="15.409cm" svg:height="11.846cm" draw:z-index="2"><draw:image xlink:href="Pictures/10000000000007800000043834CEE3D2D9ACFB49.png" xlink:type="simple" xlink:show="embed" xlink:actuate="onLoad" loext:mime-type="image/png"/></draw:frame></text:p>
      <text:p text:style-name="P15">En la impresión anterior podemos ver que el archivo pickle consta de </text:p>
      <text:list xml:id="list2574668014" text:style-name="L4">
        <text:list-item>
          <text:p text:style-name="P52">un modelo para cada mes, </text:p>
        </text:list-item>
        <text:list-item>
          <text:p text:style-name="P52">un modelo diario,</text:p>
        </text:list-item>
        <text:list-item>
          <text:p text:style-name="P52">dos escaladores (objetos utilizados comúnmente para escalar los datos antes de alimentarlos a un modelo de red neuronal): uno para el modelo diario y otro para el modelo horario</text:p>
        </text:list-item>
        <text:list-item>
          <text:p text:style-name="P52">un coeficiente correspondiente a cada modelo</text:p>
        </text:list-item>
      </text:list>
      <text:h text:style-name="Heading_20_2" text:outline-level="2">Summary</text:h>
      <text:p text:style-name="P17"/>
      <text:p text:style-name="P17"/>
      <text:p text:style-name="P17"/>
      <text:p text:style-name="P17"><draw:frame draw:style-name="fr4" draw:name="Imagen4" text:anchor-type="paragraph" svg:x="0.109cm" svg:y="-0.153cm" svg:width="15.612cm" svg:height="7.791cm" draw:z-index="3"><draw:image xlink:href="Pictures/1000020100000213000001092FC957D7B5D2FE38.png" xlink:type="simple" xlink:show="embed" xlink:actuate="onLoad" loext:mime-type="image/png"/></draw:frame><text:soft-page-break/></text:p>
      <text:p text:style-name="P17">En la impresión anterior podemos ver el summary del modelo correspondiente al mes de Diciembre. </text:p>
      <text:p text:style-name="P17">En el mismo podemos visualizar: </text:p>
      <text:list xml:id="list3308417702" text:style-name="L5">
        <text:list-item>
          <text:p text:style-name="P53"><text:span text:style-name="T11">las </text:span><text:span text:style-name="T9">capas </text:span><text:span text:style-name="T11">que componen el modelo</text:span><text:span text:style-name="T9">:</text:span> en este caso 4, dos Long Short-Term Memory y dos densas</text:p>
        </text:list-item>
        <text:list-item>
          <text:p text:style-name="P53">la <text:span text:style-name="T9">cantidad de parámetros (pesos)</text:span> de cada capa</text:p>
        </text:list-item>
        <text:list-item>
          <text:p text:style-name="P53"><text:span text:style-name="T9">nombre</text:span> único generado automáticamente por Keras (lstm_507)</text:p>
        </text:list-item>
        <text:list-item>
          <text:p text:style-name="P53"><text:span text:style-name="T9">Output Shape</text:span>: Indica la forma de salida de cada capa. Por ejemplo, "(None, 1, 200)" significa que la capa produce una salida con una forma de (lotes, secuencia, características).</text:p>
        </text:list-item>
      </text:list>
      <text:h text:style-name="Heading_20_2" text:outline-level="2">Información de capas y matrices de pesos</text:h>
      <text:p text:style-name="P16">Se muestra la impresión para una capa lstm:</text:p>
      <text:p text:style-name="Text_20_body"/>
      <text:p text:style-name="P24"><draw:frame draw:style-name="fr2" draw:name="Imagen5" text:anchor-type="paragraph" svg:width="16.935cm" svg:height="25.73cm" draw:z-index="4"><draw:image xlink:href="Pictures/100002010000025300000388DA91448076EC1DD7.png" xlink:type="simple" xlink:show="embed" xlink:actuate="onLoad" loext:mime-type="image/png"/></draw:frame><text:soft-page-break/></text:p>
      <text:h text:style-name="Heading_20_1" text:outline-level="1"><text:soft-page-break/>Lectura de informes</text:h>
      <text:p text:style-name="P19">Leí los informes de avances que se fueron entregando a EPEC por parte del grupo que venía trabajando en el proyecto de estimación de la demanda eléctrica anteriormente, con el objetivo de estar al tanto de lo que se vino trabajando hasta ahora.</text:p>
      <text:p text:style-name="P20">A continuación, voy a mencionar brevemente partes de los informes que me parecieron relevantes.</text:p>
      <text:h text:style-name="Heading_20_2" text:outline-level="2">Rellenos</text:h>
      <text:p text:style-name="P20">El código existente realiza relleno de datos en 3 casos distintos:</text:p>
      <text:list xml:id="list100879231" text:style-name="L6">
        <text:list-item>
          <text:p text:style-name="P54">el dato falta</text:p>
        </text:list-item>
        <text:list-item>
          <text:p text:style-name="P54">el dato es igual a varios datos anteriores</text:p>
        </text:list-item>
        <text:list-item>
          <text:p text:style-name="P54">el dato es muy distinto del anterior y del que le sigue (outliers)</text:p>
        </text:list-item>
      </text:list>
      <text:p text:style-name="P20">Se utilizan dos técnicas para rellenar datos:</text:p>
      <text:list xml:id="list1304781891" text:style-name="L7">
        <text:list-item>
          <text:p text:style-name="P55"><text:span text:style-name="T9">promedio</text:span> de los datos anterior y posterior al dato a rellenar: en el caso de que falte un dato</text:p>
        </text:list-item>
        <text:list-item>
          <text:p text:style-name="P48">método de polinomios spline cúbico: <text:span text:style-name="T11">en el caso de que falten dos datos seguidos. Para realizar este cálculo son necesarios tres datos anteriores y posteriores a los datos a rellenar.</text:span></text:p>
        </text:list-item>
      </text:list>
      <text:p text:style-name="P11">Se estableció como pauta que no se pueden rellenar 3 datos o más porque el relleno introduce un error significativo.</text:p>
      <text:h text:style-name="Heading_20_2" text:outline-level="2">Arquitectura y Topología de Redes Neuronales Artificiales a escala horaria</text:h>
      <text:p text:style-name="Text_20_body"><text:span text:style-name="T18">S</text:span>e optimizó una arquitectura de Red Neuronal de tipo feedforward constituida por:</text:p>
      <text:list xml:id="list707041676" text:style-name="L8">
        <text:list-item>
          <text:p text:style-name="P56">Una capa de entrada con 14 neuronas (1 por cada variable explicativa)</text:p>
        </text:list-item>
        <text:list-item>
          <text:p text:style-name="P56">Dos capas ocultas de 20 neuronas cada una</text:p>
        </text:list-item>
        <text:list-item>
          <text:p text:style-name="P56">Una capa de salida de 1 neurona (Demanda)</text:p>
        </text:list-item>
        <text:list-item>
          <text:p text:style-name="P56">Full connection</text:p>
        </text:list-item>
        <text:list-item>
          <text:p text:style-name="P56">Función de activación: Sigmoide</text:p>
        </text:list-item>
        <text:list-item>
          <text:p text:style-name="P56">Optimización de parámetros: Back propagation momentum</text:p>
        </text:list-item>
        <text:list-item>
          <text:p text:style-name="P56">División de Patrones: Entrenamiento: 70%, Validación: 20%, Test: 10%</text:p>
        </text:list-item>
        <text:list-item>
          <text:p text:style-name="P56">Presentación de patrones: Aleatorios</text:p>
        </text:list-item>
        <text:list-item>
          <text:p text:style-name="P56">Control de Overfitting</text:p>
        </text:list-item>
        <text:list-item>
          <text:p text:style-name="P56">Inicialización de pesos: Aleatorios</text:p>
        </text:list-item>
      </text:list>
      <text:h text:style-name="Heading_20_2" text:outline-level="2">Arquitectura y topología de Redes Neuronales a escala diaria</text:h>
      <text:p text:style-name="Text_20_body">Se optimizó una arquitectura de Red Neuronal de tipo feedforward constituida por:</text:p>
      <text:list xml:id="list2479403553" text:style-name="L9">
        <text:list-item>
          <text:p text:style-name="P57">Una capa de entrada de 13 Neuronas</text:p>
        </text:list-item>
        <text:list-item>
          <text:p text:style-name="P57"><text:soft-page-break/>Una capa oculta de 13 Neuronas</text:p>
        </text:list-item>
        <text:list-item>
          <text:p text:style-name="P57">Una capa de Salida de una Neurona (Demanda)</text:p>
        </text:list-item>
        <text:list-item>
          <text:p text:style-name="P57">Full connection</text:p>
        </text:list-item>
        <text:list-item>
          <text:p text:style-name="P57">Función de activación: Sigmoide</text:p>
        </text:list-item>
        <text:list-item>
          <text:p text:style-name="P57">Optimizacion de parametros: Back propagation momentum</text:p>
        </text:list-item>
        <text:list-item>
          <text:p text:style-name="P57">División de Patrones: Entrenamiento: 70%, Validación: 20%, Test: 10%</text:p>
        </text:list-item>
        <text:list-item>
          <text:p text:style-name="P57">Presentación de patrones: Aleatorios</text:p>
        </text:list-item>
        <text:list-item>
          <text:p text:style-name="P57">Control de Overfitting</text:p>
        </text:list-item>
        <text:list-item>
          <text:p text:style-name="P57">Inicialización de pesos: Aleatorios</text:p>
        </text:list-item>
      </text:list>
      <text:h text:style-name="Heading_20_3" text:outline-level="3">Justificación</text:h>
      <text:p text:style-name="Text_20_body">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Text_20_body">E<text:span text:style-name="T19">ste</text:span> esquema, fué el que mejor desempeño tuvo en la optimización realizada en la primera etapa con el entrenamiento de algunas ET de la Zona A.</text:p>
      <text:p text:style-name="Text_20_body">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23">Los inputs de la RNA fueron: </text:p>
      <text:list xml:id="list1790399791" text:style-name="L10">
        <text:list-item>
          <text:p text:style-name="P58">el pronóstico de WRF de la temperatura de los dos días anteriores más la actual (48 inputs), </text:p>
        </text:list-item>
        <text:list-item>
          <text:p text:style-name="P58">la demanda histórica de dos días anteriores más la actual (48 inputs), </text:p>
        </text:list-item>
        <text:list-item>
          <text:p text:style-name="P58">el pronóstico de WRF de temperatura, humedad, presión atmosférica, dirección e intensidad del viento de las 24 horas del día al que se le estimará la demanda (120 inputs), </text:p>
        </text:list-item>
        <text:list-item>
          <text:p text:style-name="P58">el día de la semana, </text:p>
        </text:list-item>
        <text:list-item>
          <text:p text:style-name="P58">el estimador mensual de actividad económica brindado por el INDEC (un input cada uno). </text:p>
        </text:list-item>
      </text:list>
      <text:p text:style-name="P23">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Text_20_body">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Text_20_body"/>
      <text:p text:style-name="Text_20_body"><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Text_20_body">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23">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Text_20_body">Se utilizó el Error Cuadrático Medio de Predicción (ECMP), que es una métrica estadística ampliamente utilizada en el campo del pronóstico y la predicción.</text:p>
      <text:p text:style-name="P23">Esta es la fórmula para calcular el ECMP:</text:p>
      <text:p text:style-name="Text_20_body"><draw:frame draw:style-name="fr5" draw:name="Imagen6" text:anchor-type="paragraph" svg:width="16.658cm" svg:height="1.247cm" draw:z-index="5"><draw:image xlink:href="Pictures/10000201000002D40000003A8648F8099844B90F.png" xlink:type="simple" xlink:show="embed" xlink:actuate="onLoad" loext:mime-type="image/png"/></draw:frame>Donde:</text:p>
      <text:list xml:id="list3705188488" text:style-name="L11">
        <text:list-item>
          <text:p text:style-name="P59">Σ representa la suma de los errores al cuadrado para las 24 predicciones.</text:p>
        </text:list-item>
        <text:list-item>
          <text:p text:style-name="P59">Valor_real es el valor real de la demanda de energía en una hora determinada.</text:p>
        </text:list-item>
        <text:list-item>
          <text:p text:style-name="P59">Valor_pronosticado es el valor pronosticado por el modelo para la misma hora.</text:p>
        </text:list-item>
        <text:list-item>
          <text:p text:style-name="P59">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21">Durante la lectura de los informes y durante el estudio de las redes neuronales existentes, me fui encontrando con términos con los que no estaba familirializado, por lo que me puse a investigarlos. Dejo en esta sección parte de esa investigación.</text:p>
      <text:h text:style-name="Heading_20_2" text:outline-level="2">Forma de salida o entrada (lotes, secuencia, caracterisiticas)</text:h>
      <text:p text:style-name="Text_20_body">La notación "Input Shape: (None, 1, 60)" en el contexto de una red neuronal se refiere a la forma o dimensiones de los datos de entrada que se esperan en una capa de la red neuronal.</text:p>
      <text:list xml:id="list2237315178" text:style-name="L12">
        <text:list-item>
          <text:p text:style-name="P60"><text:span text:style-name="T9">Lotes (Batch):</text:span> Este valor representa la cantidad de ejemplos de datos que se procesan en paralelo en cada paso de tiempo. </text:p>
        </text:list-item>
        <text:list-item>
          <text:p text:style-name="P60"><text:soft-page-break/><text:span text:style-name="T9">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60"><text:span text:style-name="T9">Características (Features):</text:span> representa la cantidad de características o variables que se están utilizando en cada paso de tiempo. <text:s/>Por ejemplo, si estamos prediciendo el clima y utilizamos temperatura y humedad como características de entrada, esta dimensión sería igual a 2</text:p>
        </text:list-item>
      </text:list>
      <text:p text:style-name="P21">Un valor de "None" significa un valor que no está fijo y puede variar dependiendo de cómo se configure el modelo.</text:p>
      <text:h text:style-name="Heading_20_2" text:outline-level="2">Long Short-Term Memory</text:h>
      <text:p text:style-name="P18">Una capa <text:span text:style-name="T2">LSTM</text:span> es una unidad de procesamiento que es especialmente eficaz para trabajar con datos secuenciales gracias a su capacidad para capturar relaciones temporales a largo plazo.</text:p>
      <text:h text:style-name="Heading_20_2" text:outline-level="2">Capas densas (completamente conectadas)</text:h>
      <text:p text:style-name="P18"><text:span text:style-name="T16">L</text:span><text:span text:style-name="T15">as capas densas son capas fundamentales en una red neuronal artificial que realizan operaciones de ponderación y suma de entradas, seguidas de funciones de activación. Estas capas permiten que la red aprenda representaciones complejas y no lineales de los datos, lo que las hace esenciales en una variedad de aplicaciones de aprendizaje automático y redes neuronales. </text:span></text:p>
      <text:p text:style-name="P25">Las capas densas tienen las siguientes características:</text:p>
      <text:list xml:id="list869585375" text:style-name="L13">
        <text:list-item>
          <text:p text:style-name="P61"><text:span text:style-name="T15"><text:s/></text:span><text:span text:style-name="T17">Conexiones Densas:</text:span><text:span text:style-name="T15"> cada neurona (o nodo) está conectada a todas las neuronas de la capa anterior y a todas las neuronas de la capa siguiente. <text:s/></text:span></text:p>
        </text:list-item>
        <text:list-item>
          <text:p text:style-name="P61"><text:span text:style-name="T17">Operaciones de Peso y Sesgo:</text:span><text:span text:style-name="T15">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61"><text:span text:style-name="T17">Funciones de Activación:</text:span><text:span text:style-name="T15"> Esta función introduce no linealidad en la red y permite que aprenda relaciones y patrones más complejos en los datos. Ejemplos de funciones de activación: función </text:span><text:span text:style-name="T5">sigmoide</text:span><text:span text:style-name="T15">, función </text:span><text:span text:style-name="T5">ReLU</text:span><text:span text:style-name="T15"> y la función </text:span><text:span text:style-name="T5">tangente hiperbólica.</text:span></text:p>
        </text:list-item>
        <text:list-item>
          <text:p text:style-name="P62"><text:span text:style-name="T17">Última Capa en una Red:</text:span><text:span text:style-name="T15"> En muchas arquitecturas de redes neuronales, la capa densa final es la capa de salida que produce las predicciones o clasificaciones finales.</text:span></text:p>
        </text:list-item>
      </text:list>
      <text:h text:style-name="Heading_20_2" text:outline-level="2">Red Neuronal de tipo feedforward</text:h>
      <text:p text:style-name="P22">En este tipo de red la información fluye en una dirección, de la capa de entrada a la capa de salida, sin bucles o conexiones retroalimentadas.</text:p>
      <text:p text:style-name="P22">Características:</text:p>
      <text:list xml:id="list3513798288" text:style-name="L14">
        <text:list-item>
          <text:p text:style-name="P49">Capas: <text:span text:style-name="T11">consta de al menos tres capas de neuronas: la capa de entrada, una o más capas ocultas y la capa de salida. La capa de entrada recibe las características o datos de entrada, </text:span><text:soft-page-break/><text:span text:style-name="T11">las capas ocultas realizan transformaciones y cálculos intermedios, y la capa de salida produce las salidas finales.</text:span></text:p>
        </text:list-item>
        <text:list-item>
          <text:p text:style-name="P49">Conexiones: <text:span text:style-name="T11">se producen solo entre capas consecutivas. Las neuronas en una capa no están conectadas directamente entre sí ni retroalimentadas a capas anteriores.</text:span></text:p>
        </text:list-item>
        <text:list-item>
          <text:p text:style-name="P49">Aprendizaje: <text:span text:style-name="T11">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2" text:outline-level="2">Back propagation momentum</text:h>
      <text:p text:style-name="Text_20_body">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695533422" text:style-name="L15">
        <text:list-item>
          <text:p text:style-name="P63"><text:span text:style-name="T9">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63"><text:span text:style-name="T9">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1" text:outline-level="1">Lectura del paper “Methods and Models for Electric Load Forecasting: A Comprehensive Review”</text:h>
      <text:p text:style-name="P27">Durante la lectura de los informes encontré que se usaba este paper como justificación de la elección de redes neuronales para realizar la predicción de la demanda eléctrica así que decidí leerlo.</text:p>
      <text:p text:style-name="P27">En este paper se realiza una descripción de varios métodos para realizar predicciones de demanda eléctrica según el tipo de predicción:</text:p>
      <text:list xml:id="list3870507291" text:style-name="L16">
        <text:list-item>
          <text:p text:style-name="P64"><text:span text:style-name="T9">Long-term load forecasting:</text:span> de 1 a 20 años en el futuro</text:p>
        </text:list-item>
        <text:list-item>
          <text:p text:style-name="P64"><text:span text:style-name="T9">Medium-term load forecasting:</text:span> de 1 semana a 1 año de predicción</text:p>
        </text:list-item>
        <text:list-item>
          <text:p text:style-name="P64"><text:span text:style-name="T9">Short-term load forecasting:</text:span> de 1 hora a 1 semana</text:p>
        </text:list-item>
        <text:list-item>
          <text:p text:style-name="P64"><text:span text:style-name="T9">Ultra/very short-term load forecasting: </text:span>algunos minutos a 1 hora de predicción</text:p>
        </text:list-item>
      </text:list>
      <text:p text:style-name="P27">El caso nuestro es el de <text:span text:style-name="T2">Short-term load forecasting.</text:span></text:p>
      <text:p text:style-name="P5">Algunas citas que justifican el uso de redes neuronales son:</text:p>
      <text:list xml:id="list2179870909" text:style-name="L17">
        <text:list-item>
          <text:p text:style-name="P44"><text:soft-page-break/>“As for short-term predictions, machine learning or artificial intelligence-based models such as Artificial Neural Networks (ANN), Support Vector Machines (SVM), and Fuzzy logic are favored”</text:p>
        </text:list-item>
        <text:list-item>
          <text:p text:style-name="P44">“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44">“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75" text:outline-level="1">Consulta a GPT</text:h>
      <text:p text:style-name="P28">Una vez leído el paper fui a consultarle a gpt sobre lo que había leído. A continuación, fragmentos del chat:</text:p>
      <text:p text:style-name="P28">- <text:span text:style-name="T20">yo:</text:span></text:p>
      <text:p text:style-name="P28"><text:tab/><text:span text:style-name="T2">“que es lo mejor para predecir demanda electrica de las proximas 24 horas?”</text:span></text:p>
      <text:p text:style-name="P28">- <text:span text:style-name="T20">gpt:</text:span></text:p>
      <text:p text:style-name="P29"><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fuentes de datos en tiempo real, como pronósticos meteorológicos, ya que el clima puede influir significativamente en la demanda eléctrica.”</text:span></text:p>
      <text:p text:style-name="P29">- <text:span text:style-name="T20">yo:</text:span></text:p>
      <text:p text:style-name="P29"><text:tab/><text:span text:style-name="T2">“las redes neuronales feed forward son utiles?”</text:span></text:p>
      <text:p text:style-name="P29">- <text:span text:style-name="T20">gpt:</text:span></text:p>
      <text:p text:style-name="P29"><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8">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0">- <text:span text:style-name="T21">yo:</text:span></text:p>
      <text:p text:style-name="P30"><text:span text:style-name="T21"><text:tab/></text:span><text:span text:style-name="T4">“pero que es mejor, las feed forward o las recurrentes?”</text:span></text:p>
      <text:p text:style-name="P29">- <text:span text:style-name="T21">gpt:</text:span></text:p>
      <text:p text:style-name="P9"><text:soft-page-break/><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686577256" text:style-name="L18">
        <text:list-item>
          <text:p text:style-name="P45">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45">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9">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4">A partir de esta última respuesta obtenida, me di cuenta de que las redes que estamos utilizando no son de tipo <text:span text:style-name="T2">feedforward</text:span> como decía en el informe, sino que son redes neuronales recurrentes (me di cuenta por la presencia de capas lstm en los modelos observados anteriormente).</text:p>
      <text:h text:style-name="P76" text:outline-level="1">Documentación de funciones</text:h>
      <text:p text:style-name="P31">Durante mi trabajo en la obtención de gráficos de demanda predicha vs observada, fui generando funciones para obtener los datos necesarios para hacer esos gráficos:</text:p>
      <text:list xml:id="list4263776258" text:style-name="L19">
        <text:list-item>
          <text:p text:style-name="P65">Modelos existentes,</text:p>
        </text:list-item>
        <text:list-item>
          <text:p text:style-name="P65">datos meteorológicos para una semana,</text:p>
        </text:list-item>
        <text:list-item>
          <text:p text:style-name="P65">datos de demanda observada para una semana,</text:p>
        </text:list-item>
        <text:list-item>
          <text:p text:style-name="P65">correr el script de predicción de demanda para un día 7 veces (para obtener la demanda predicha para una semana), </text:p>
        </text:list-item>
        <text:list-item>
          <text:p text:style-name="P65">etc.</text:p>
        </text:list-item>
      </text:list>
      <text:p text:style-name="P31">Documenté esas funciones que generé siguiendo el formato utilizado para las funciones ya existentes.</text:p>
      <text:h text:style-name="Heading_20_1" text:outline-level="1"><text:soft-page-break/>Encapsulación de funciones de print_pickles</text:h>
      <text:p text:style-name="P32">Metí adentro de funciones parte del script que usé para obtener información sobre los modelos de redes neuronales existentes para que el script quedase más ordenado y para que se pudiesen separar las partes del mismo que sirven para obtener distintos datos sobre los modelos.</text:p>
      <text:h text:style-name="P77" text:outline-level="1">App para la obtención de datos de apis</text:h>
      <text:p text:style-name="P33">Se me asignó la tarea de desarrollar una aplicación que permita obtener los datos de las apis de EPEC y del OHMC de una manera más sencilla o práctica. </text:p>
      <text:p text:style-name="P33">Decidí dividir el trabajo en 3 partes:</text:p>
      <text:list xml:id="list2612338485" text:style-name="L20">
        <text:list-item>
          <text:p text:style-name="P66">Desarrollo de aplicación para obtener datos de la api de EPEC</text:p>
        </text:list-item>
        <text:list-item>
          <text:p text:style-name="P66">Desarrollo de aplicación para obtener datos de la api del OHMC</text:p>
        </text:list-item>
        <text:list-item>
          <text:p text:style-name="P66">Fusión de las dos apps en una</text:p>
        </text:list-item>
      </text:list>
      <text:h text:style-name="Heading_20_2" text:outline-level="2">Desarrollo de aplicación para obtener datos de la api de EPEC</text:h>
      <text:p text:style-name="P33">Desarrollé una aplicación en Python que retorna los datos de demanda registrados por EPEC para las distintas estaciones transformadoras que tienen funcionando.</text:p>
      <text:p text:style-name="P33">La app recibe los siguientes argumentos por línea de comandos:</text:p>
      <text:list xml:id="list1879261567" text:style-name="L21">
        <text:list-item>
          <text:p text:style-name="P67"><text:span text:style-name="T9">grupo:</text:span> la ET que se quiere consultar</text:p>
        </text:list-item>
        <text:list-item>
          <text:p text:style-name="P67"><text:span text:style-name="T9">desde:</text:span> la fecha de inicio de consulta de datos de demanda</text:p>
        </text:list-item>
        <text:list-item>
          <text:p text:style-name="P67"><text:span text:style-name="T9">hasta:</text:span> la fecha de fin de consulta de datos de demanda</text:p>
        </text:list-item>
      </text:list>
      <text:p text:style-name="P33">En un principio la app retornaba los datos tal cual los devolvía la api:</text:p>
      <text:list xml:id="list3473028393" text:style-name="L22">
        <text:list-item>
          <text:p text:style-name="P68">en formato JSON y</text:p>
        </text:list-item>
        <text:list-item>
          <text:p text:style-name="P68">desordenados</text:p>
        </text:list-item>
      </text:list>
      <text:p text:style-name="P33">Ejemplo de salida:</text:p>
      <text:p text:style-name="P33">{</text:p>
      <text:p text:style-name="P33"><text:s text:c="8"/>"grupo": "DEM_MCRISTNVA132",</text:p>
      <text:p text:style-name="P33"><text:s text:c="8"/>"descripcion": "DEMANDA <text:s/>MONTE CRISTO NUEVA 132 KV",</text:p>
      <text:p text:style-name="P33"><text:s text:c="8"/>"anio": "2023",</text:p>
      <text:p text:style-name="P33"><text:s text:c="8"/>"mes": "10",</text:p>
      <text:p text:style-name="P33"><text:s text:c="8"/>"dia": "24",</text:p>
      <text:p text:style-name="P33"><text:s text:c="8"/>"hora": "24",</text:p>
      <text:p text:style-name="P33"><text:s text:c="8"/>"minuto": "00",</text:p>
      <text:p text:style-name="P33"><text:s text:c="8"/>"demanda": 44.98</text:p>
      <text:p text:style-name="P33"><text:s text:c="4"/>},</text:p>
      <text:p text:style-name="P33"><text:soft-page-break/><text:s text:c="4"/>{</text:p>
      <text:p text:style-name="P33"><text:s text:c="8"/>"grupo": "DEM_MENDIO132",</text:p>
      <text:p text:style-name="P33"><text:s text:c="8"/>"descripcion": "DEMANDA ET. MENDIOLAZA 132 KV",</text:p>
      <text:p text:style-name="P33"><text:s text:c="8"/>"anio": "2023",</text:p>
      <text:p text:style-name="P33"><text:s text:c="8"/>"mes": "10",</text:p>
      <text:p text:style-name="P33"><text:s text:c="8"/>"dia": "24",</text:p>
      <text:p text:style-name="P33"><text:s text:c="8"/>"hora": "20",</text:p>
      <text:p text:style-name="P33"><text:s text:c="8"/>"minuto": "00",</text:p>
      <text:p text:style-name="P33"><text:s text:c="8"/>"demanda": 12.73</text:p>
      <text:p text:style-name="P33"><text:s text:c="4"/>}</text:p>
      <text:p text:style-name="P33">Pude observar que este formato no es muy cómodo para trabajar con los datos, y además pude observar que <text:span text:style-name="T9">la api de epec no devuelve los datos ordenados cronológicamente.</text:span></text:p>
      <text:p text:style-name="P12">Por esta razón, me puse a trabajar en que la app devolviera los datos en una forma más conveniente para trabajar con ellos y de forma ordenada cronológicamente.</text:p>
      <text:p text:style-name="P12">Con esos cambios, ahora la app espera un argumento más por línea de comandos llamado <text:span text:style-name="T9">format.</text:span> Este argumento le especifica a la función si tiene que imprimir los datos en el formato por defecto o en el formato ordenado.</text:p>
      <text:p text:style-name="P12">Ejemplo de cómo imprime la app los datos formateados:</text:p>
      <text:p text:style-name="P12"><draw:frame draw:style-name="fr6" draw:name="Imagen7" text:anchor-type="paragraph" svg:x="0.21cm" svg:y="-0.007cm" svg:width="9.285cm" svg:height="7.1cm" draw:z-index="6"><draw:image xlink:href="Pictures/10000000000007800000043807F4C5F225FA3363.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26"/>
      <text:h text:style-name="P78" text:outline-level="3">Gráfico de datos de demanda observada</text:h>
      <text:p text:style-name="P34">Antes de ordenar los datos que obtenía de la api de epec (porque no sabía que estaban desordenados), estaba obteniendo gráficos como este:</text:p>
      <text:p text:style-name="P34"/>
      <text:p text:style-name="P34"/>
      <text:p text:style-name="P34"><draw:frame draw:style-name="fr7" draw:name="Imagen8" text:anchor-type="paragraph" svg:width="17.784cm" svg:height="8.892cm" draw:z-index="7"><draw:image xlink:href="Pictures/10000201000004B00000025827CBD265FEE36CC9.png" xlink:type="simple" xlink:show="embed" xlink:actuate="onLoad" loext:mime-type="image/png"/></draw:frame><text:soft-page-break/></text:p>
      <text:p text:style-name="P34">Analizando estos gráficos, pude observar que no tenían mucho sentido con lo que se esperaría ver referido a los consumos energéticos de las personas.</text:p>
      <text:p text:style-name="P34">Por esta razón, decidí agregar un argumento más para que la app espere recibir por línea de comandos. Ese argumento se llama plot y le permite al usuario pedir a la app que plotee los datos de demanda obtenidos. Esto solo funciona para el caso de que se soliciten datos de una ET específica. Si se le pide a la app que plotee cuando se han solicitado datos de demanda de más de una ET, se imprime un mensaje diciendo que esto no está implementado.</text:p>
      <text:p text:style-name="P34">Ahora, con los datos ya ordenados obtengo gráficos como estos:</text:p>
      <text:p text:style-name="P35"><draw:frame draw:style-name="fr4" draw:name="Imagen9" text:anchor-type="paragraph" svg:x="-0.753cm" svg:y="0cm" svg:width="17.801cm" svg:height="8.901cm" draw:z-index="8"><draw:image xlink:href="Pictures/10000201000004B0000002584E9AA7FF6279743F.png" xlink:type="simple" xlink:show="embed" xlink:actuate="onLoad" loext:mime-type="image/png"/></draw:frame>los cuales tienen más sentido</text:p>
      <text:h text:style-name="Heading_20_2" text:outline-level="2"><text:soft-page-break/><text:s/>Desarrollo de aplicación para obtener datos de la api del OHMC</text:h>
      <text:p text:style-name="P12">Para el desarrollo de esta app, me basé e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Mi objetivo con esta app era poder pedir datos para un rango de fechas como se hace con la app de obtención de datos de demanda. Ese objetivo lo conseguí. </text:p>
      <text:p text:style-name="P12">La app espera los siguientes argumentos por línea de comandos:</text:p>
      <text:p text:style-name="P12">- <text:span text:style-name="T9">uid: </text:span>la uid correspondiente a la estación que se desea consultar</text:p>
      <text:p text:style-name="P12">- <text:span text:style-name="T9">inicio:</text:span> fecha de inicio de la consulta</text:p>
      <text:p text:style-name="P12">- <text:span text:style-name="T9">fin:</text:span> fecha de fin de la consulta</text:p>
      <text:p text:style-name="P12">- <text:span text:style-name="T9">field:</text:span> el campo que se desea consultar </text:p>
      <text:p text:style-name="P12">- <text:span text:style-name="T9">plot: </text:span>bandera para decidir si plotear los datos o no.</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2"><text:span text:style-name="T22">E</text:span>jemplo de un gráfico <text:span text:style-name="T22">hecho por la app:</text:span></text:p>
      <text:p text:style-name="P12"/>
      <text:p text:style-name="P12"><draw:frame draw:style-name="fr8" draw:name="Imagen10" text:anchor-type="paragraph" svg:x="2.173cm" svg:y="-0.284cm" svg:width="14.007cm" svg:height="7.849cm" draw:z-index="9"><draw:image xlink:href="Pictures/10000201000004B00000025822914EF09134453D.png" xlink:type="simple" xlink:show="embed" xlink:actuate="onLoad" loext:mime-type="image/png"/></draw:frame><text:soft-page-break/></text:p>
      <text:p text:style-name="P12"/>
      <text:p text:style-name="P12"/>
      <text:p text:style-name="P12"/>
      <text:p text:style-name="P12"/>
      <text:p text:style-name="P12"/>
      <text:p text:style-name="P12"/>
      <text:p text:style-name="P12"/>
      <text:p text:style-name="P12"/>
      <text:p text:style-name="P12"/>
      <text:h text:style-name="P73" text:outline-level="2">Desarrollo de tests para las apps</text:h>
      <text:p text:style-name="P36">Desarrollé tests en python para probar el correcto funcionamiento de las apps desarrolladas utilizando unittest. </text:p>
      <text:h text:style-name="Heading_20_3" text:outline-level="3">Test App consulta API EPEC</text:h>
      <text:p text:style-name="P38">A continuación se describen las funciones de tests para la app de consulta de la API de EPEC:</text:p>
      <text:list xml:id="list1512924223" text:style-name="L23">
        <text:list-item>
          <text:p text:style-name="P69"><text:span text:style-name="T9">test_get_datos_estacion_solicitada:</text:span> prueba si la <text:span text:style-name="T25">función get_datos()</text:span> devuelve los datos de la estación solicitada por línea de comandos en el caso <text:span text:style-name="T23">de que se soliciten datos de una estación específica.</text:span></text:p>
        </text:list-item>
        <text:list-item>
          <text:p text:style-name="P69"><text:span text:style-name="T9">test_get_datos_multiples_ets:</text:span> <text:span text:style-name="T23">prueba si la función get_datos() devuelve datos de más de una et cuando no se especifica por línea de comandos la estación a consultar</text:span></text:p>
        </text:list-item>
        <text:list-item>
          <text:p text:style-name="P50">test_parsear_argumentos_guarda_correctamente_los_parametros_recibidos: <text:span text:style-name="T12">prueba si los argumentos provistos por línea de comandos se guardan correctamente para su posterior uso en el script.</text:span></text:p>
        </text:list-item>
        <text:list-item>
          <text:p text:style-name="P50"><text:span text:style-name="T24">test_se_obtiene_el_token_que_devuelve_la_api: </text:span><text:span text:style-name="T12">prueba si se puede obtener el token de la api para hacer el login correctamente</text:span></text:p>
        </text:list-item>
        <text:list-item>
          <text:p text:style-name="P50"><text:span text:style-name="T24">test_get_datos_rango_de_fechas_solicitado: </text:span><text:span text:style-name="T12">prueba s</text:span><text:span text:style-name="T13">i la función get_datos()</text:span><text:span text:style-name="T12"> </text:span><text:span text:style-name="T13">devuelve </text:span><text:span text:style-name="T12">datos para el rango de fechas solicitado por línea de comandos.</text:span></text:p>
        </text:list-item>
        <text:list-item>
          <text:p text:style-name="P50"><text:span text:style-name="T24">test_formatear_datos_devuelve_una_lista_de_diccionarios_con_los_campos_fecha_y_hora_demanda_y_grupo: </text:span><text:span text:style-name="T13">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70"><text:span text:style-name="T10">test_formatear_datos_devuelve_una_lista_ordenada: </text:span><text:span text:style-name="T14">prueba si se están ordenando cronológicamente correctamente los datos recibidos de la API de EPEC.</text:span></text:p>
          <text:p text:style-name="P71"><text:soft-page-break/>Todos estos tests fueron pasados correctamente como se puede observar en la siguiente captura:</text:p>
        </text:list-item>
      </text:list>
      <text:p text:style-name="P37"><draw:frame draw:style-name="fr9" draw:name="Imagen11" text:anchor-type="paragraph" svg:x="-0.296cm" svg:y="-0.093cm" svg:width="18.159cm" svg:height="1.588cm" draw:z-index="10"><draw:image xlink:href="Pictures/100000000000078000000438710E31AAB4509093.png" xlink:type="simple" xlink:show="embed" xlink:actuate="onLoad" loext:mime-type="image/png"/></draw:frame></text:p>
      <text:h text:style-name="Heading_20_3" text:outline-level="3">Test App consulta de datos meteorológicos</text:h>
      <text:p text:style-name="P39">A continuación se describen las funciones de tests para la app de consulta de <text:span text:style-name="T26">datos meteorológicos a la API del OHMC</text:span>:</text:p>
      <text:list xml:id="list2232893995" text:style-name="L24">
        <text:list-item>
          <text:p text:style-name="P51">test_parsear_argumentos_guarda_correctamente_los_parametros_recibidos: <text:span text:style-name="T14">prueba si se guardan correctamente los argumentos provistos por línea de comandos, los cuales serán usados en el script.</text:span></text:p>
        </text:list-item>
        <text:list-item>
          <text:p text:style-name="P51"><text:span text:style-name="T26">test_get_datos_campo_solicitado:</text:span><text:span text:style-name="T14"> prueba si se obtienen datos del campo solicitado por línea de comandos.</text:span></text:p>
        </text:list-item>
        <text:list-item>
          <text:p text:style-name="P51"><text:span text:style-name="T26">test_get_datos_fechas_solicitadas:</text:span><text:span text:style-name="T14"> prueba si se obtienen datos del rango de fechas solicitadas por línea de comandos</text:span></text:p>
        </text:list-item>
        <text:list-item>
          <text:p text:style-name="P51"><text:span text:style-name="T26">test_verificar_y_adecuar_devuelve_una_lista_con_valores_y_una_lista_con_fechas: </text:span><text:span text:style-name="T14">prueba si la función verificar_y_adecuar() devuelve una lista con los valores correspondientes al campo solicitado y una lista con las fechas correspondientes a los valores obtenidos.</text:span></text:p>
        </text:list-item>
      </text:list>
      <text:p text:style-name="P40"><text:span text:style-name="T14">E</text:span><text:span text:style-name="T11">stos tests fueron pasados correctamente como se puede observar en la siguiente captura:</text:span></text:p>
      <text:h text:style-name="P74" text:outline-level="2"><draw:frame draw:style-name="fr10" draw:name="Imagen12" text:anchor-type="paragraph" svg:x="-0.473cm" svg:y="0.002cm" svg:width="17.224cm" svg:height="1.376cm" draw:z-index="11"><draw:image xlink:href="Pictures/1000000000000780000004385E0935ABC58A825F.png" xlink:type="simple" xlink:show="embed" xlink:actuate="onLoad" loext:mime-type="image/png"/></draw:frame></text:h>
      <text:h text:style-name="P74" text:outline-level="2">Documentación</text:h>
      <text:p text:style-name="P72">Realicé la documentación de las apps desarrolladas para que terceros que vean el código (o yo mismo en el futuro) puedan entenderlo bien.</text:p>
      <text:h text:style-name="Heading_20_1" text:outline-level="1">Curso Inteligencia Artificial</text:h>
      <text:p text:style-name="P12">Decidí empezar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9-15T11:10:38.307939774</meta:creation-date>
    <dc:date>2023-12-01T13:38:43.726374074</dc:date>
    <meta:editing-duration>PT4H24M49S</meta:editing-duration>
    <meta:editing-cycles>22</meta:editing-cycles>
    <meta:generator>LibreOffice/6.0.7.3$Linux_X86_64 LibreOffice_project/00m0$Build-3</meta:generator>
    <meta:document-statistic meta:table-count="0" meta:image-count="12" meta:object-count="0" meta:page-count="19" meta:paragraph-count="280" meta:word-count="4691" meta:character-count="29479" meta:non-whitespace-character-count="24992"/>
  </office:meta>
</office:document-meta>
</file>